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7">
      <style:text-properties fo:font-style="italic" officeooo:rsid="01084fe7" officeooo:paragraph-rsid="01084fe7" style:font-style-asian="italic" style:font-style-complex="italic"/>
    </style:style>
    <style:style style:name="P2" style:family="paragraph" style:parent-style-name="Standard">
      <style:text-properties fo:font-style="italic" officeooo:rsid="01084fe7" officeooo:paragraph-rsid="01084fe7" style:font-style-asian="italic" style:font-style-complex="italic"/>
    </style:style>
    <style:style style:name="P3" style:family="paragraph" style:parent-style-name="Standard">
      <style:text-properties fo:font-style="italic" officeooo:rsid="010a6d09" officeooo:paragraph-rsid="010a6d09" style:font-style-asian="italic" style:font-style-complex="italic"/>
    </style:style>
    <style:style style:name="P4" style:family="paragraph" style:parent-style-name="Standard" style:list-style-name="L8">
      <style:text-properties fo:font-style="italic" officeooo:rsid="010a6d09" officeooo:paragraph-rsid="010a6d09" style:font-style-asian="italic" style:font-style-complex="italic"/>
    </style:style>
    <style:style style:name="P5" style:family="paragraph" style:parent-style-name="Standard" style:list-style-name="L8">
      <style:text-properties fo:font-style="italic" officeooo:rsid="010d07ea" officeooo:paragraph-rsid="010d07ea" style:font-style-asian="italic" style:font-style-complex="italic"/>
    </style:style>
    <style:style style:name="P6" style:family="paragraph" style:parent-style-name="Standard" style:list-style-name="L8">
      <style:text-properties fo:font-style="italic" officeooo:rsid="010fd549" officeooo:paragraph-rsid="010fd549" style:font-style-asian="italic" style:font-style-complex="italic"/>
    </style:style>
    <style:style style:name="P7" style:family="paragraph" style:parent-style-name="Standard" style:list-style-name="L8">
      <style:text-properties fo:font-style="italic" officeooo:rsid="01118468" officeooo:paragraph-rsid="01118468" style:font-style-asian="italic" style:font-style-complex="italic"/>
    </style:style>
    <style:style style:name="P8" style:family="paragraph" style:parent-style-name="Standard" style:list-style-name="L8">
      <style:text-properties fo:font-style="italic" officeooo:rsid="0113b648" officeooo:paragraph-rsid="0113b648" style:font-style-asian="italic" style:font-style-complex="italic"/>
    </style:style>
    <style:style style:name="P9" style:family="paragraph" style:parent-style-name="Standard" style:list-style-name="L8">
      <style:text-properties fo:font-style="italic" officeooo:rsid="011a210e" officeooo:paragraph-rsid="011a210e" style:font-style-asian="italic" style:font-style-complex="italic"/>
    </style:style>
    <style:style style:name="P10" style:family="paragraph" style:parent-style-name="Standard" style:list-style-name="L7">
      <style:text-properties fo:font-style="italic" officeooo:rsid="011a6ecc" officeooo:paragraph-rsid="011a6ecc" style:font-style-asian="italic" style:font-style-complex="italic"/>
    </style:style>
    <style:style style:name="P11" style:family="paragraph" style:parent-style-name="Standard" style:list-style-name="L9">
      <style:text-properties fo:font-style="italic" officeooo:rsid="011b28a3" officeooo:paragraph-rsid="011b28a3" style:font-style-asian="italic" style:font-style-complex="italic"/>
    </style:style>
    <style:style style:name="P12" style:family="paragraph" style:parent-style-name="Standard" style:list-style-name="L9">
      <style:text-properties fo:font-style="italic" officeooo:rsid="011bbc4e" officeooo:paragraph-rsid="011bbc4e" style:font-style-asian="italic" style:font-style-complex="italic"/>
    </style:style>
    <style:style style:name="P13" style:family="paragraph" style:parent-style-name="Standard" style:list-style-name="L9">
      <style:text-properties fo:font-style="italic" officeooo:rsid="011e6c6e" officeooo:paragraph-rsid="011e6c6e" style:font-style-asian="italic" style:font-style-complex="italic"/>
    </style:style>
    <style:style style:name="P14" style:family="paragraph" style:parent-style-name="Standard" style:list-style-name="L9">
      <style:text-properties fo:font-style="italic" officeooo:rsid="01224cae" officeooo:paragraph-rsid="01224cae" style:font-style-asian="italic" style:font-style-complex="italic"/>
    </style:style>
    <style:style style:name="P15" style:family="paragraph" style:parent-style-name="Standard" style:list-style-name="L9">
      <style:text-properties fo:font-style="italic" officeooo:rsid="0124a053" officeooo:paragraph-rsid="0124a053" style:font-style-asian="italic" style:font-style-complex="italic"/>
    </style:style>
    <style:style style:name="P16" style:family="paragraph" style:parent-style-name="Standard" style:list-style-name="L9">
      <style:text-properties fo:font-style="italic" officeooo:rsid="012518f8" officeooo:paragraph-rsid="012518f8" style:font-style-asian="italic" style:font-style-complex="italic"/>
    </style:style>
    <style:style style:name="P17" style:family="paragraph" style:parent-style-name="Standard" style:list-style-name="L9">
      <style:text-properties fo:font-style="italic" officeooo:rsid="0126d780" officeooo:paragraph-rsid="0126d780" style:font-style-asian="italic" style:font-style-complex="italic"/>
    </style:style>
    <style:style style:name="P18" style:family="paragraph" style:parent-style-name="Standard" style:list-style-name="L9">
      <style:text-properties fo:font-style="italic" officeooo:rsid="01272e9c" officeooo:paragraph-rsid="01272e9c" style:font-style-asian="italic" style:font-style-complex="italic"/>
    </style:style>
    <style:style style:name="P19" style:family="paragraph" style:parent-style-name="Standard" style:list-style-name="L9">
      <style:text-properties fo:font-style="italic" officeooo:rsid="0128a0ed" officeooo:paragraph-rsid="0128a0ed" style:font-style-asian="italic" style:font-style-complex="italic"/>
    </style:style>
    <style:style style:name="P20" style:family="paragraph" style:parent-style-name="Standard" style:list-style-name="L9">
      <style:text-properties fo:font-style="italic" officeooo:rsid="01296b5b" officeooo:paragraph-rsid="01296b5b" style:font-style-asian="italic" style:font-style-complex="italic"/>
    </style:style>
    <style:style style:name="P21" style:family="paragraph" style:parent-style-name="Standard">
      <style:text-properties fo:font-style="normal" officeooo:rsid="0107de22" officeooo:paragraph-rsid="0107de22" style:font-style-asian="normal" style:font-style-complex="normal"/>
    </style:style>
    <style:style style:name="P22" style:family="paragraph" style:parent-style-name="Standard">
      <style:text-properties fo:font-style="normal" officeooo:rsid="0108027c" officeooo:paragraph-rsid="0108027c" style:font-style-asian="normal" style:font-style-complex="normal"/>
    </style:style>
    <style:style style:name="P23" style:family="paragraph" style:parent-style-name="Standard" style:list-style-name="L8">
      <style:text-properties fo:font-style="normal" officeooo:rsid="010a6d09" officeooo:paragraph-rsid="010a6d09" style:font-style-asian="normal" style:font-style-complex="normal"/>
    </style:style>
    <style:style style:name="P24" style:family="paragraph" style:parent-style-name="Standard" style:list-style-name="L8">
      <style:text-properties fo:font-style="normal" officeooo:rsid="010b0e26" officeooo:paragraph-rsid="010b0e26" style:font-style-asian="normal" style:font-style-complex="normal"/>
    </style:style>
    <style:style style:name="P25" style:family="paragraph" style:parent-style-name="Standard" style:list-style-name="L8">
      <style:text-properties fo:font-style="normal" officeooo:rsid="010dedbe" officeooo:paragraph-rsid="010dedbe" style:font-style-asian="normal" style:font-style-complex="normal"/>
    </style:style>
    <style:style style:name="P26" style:family="paragraph" style:parent-style-name="Standard" style:list-style-name="L8">
      <style:text-properties fo:font-style="normal" officeooo:rsid="010ede34" officeooo:paragraph-rsid="010ede34" style:font-style-asian="normal" style:font-style-complex="normal"/>
    </style:style>
    <style:style style:name="P27" style:family="paragraph" style:parent-style-name="Standard" style:list-style-name="L8">
      <style:text-properties fo:font-style="normal" officeooo:rsid="010fd549" officeooo:paragraph-rsid="010fd549" style:font-style-asian="normal" style:font-style-complex="normal"/>
    </style:style>
    <style:style style:name="P28" style:family="paragraph" style:parent-style-name="Standard" style:list-style-name="L8">
      <style:text-properties fo:font-style="normal" officeooo:rsid="01118468" officeooo:paragraph-rsid="01118468" style:font-style-asian="normal" style:font-style-complex="normal"/>
    </style:style>
    <style:style style:name="P29" style:family="paragraph" style:parent-style-name="Standard" style:list-style-name="L8">
      <style:text-properties fo:font-style="normal" officeooo:rsid="0112869e" officeooo:paragraph-rsid="0112869e" style:font-style-asian="normal" style:font-style-complex="normal"/>
    </style:style>
    <style:style style:name="P30" style:family="paragraph" style:parent-style-name="Standard" style:list-style-name="L8">
      <style:text-properties fo:font-style="normal" officeooo:rsid="01157cdb" officeooo:paragraph-rsid="01157cdb" style:font-style-asian="normal" style:font-style-complex="normal"/>
    </style:style>
    <style:style style:name="P31" style:family="paragraph" style:parent-style-name="Standard" style:list-style-name="L8">
      <style:text-properties fo:font-style="normal" officeooo:rsid="011634aa" officeooo:paragraph-rsid="011634aa" style:font-style-asian="normal" style:font-style-complex="normal"/>
    </style:style>
    <style:style style:name="P32" style:family="paragraph" style:parent-style-name="Standard" style:list-style-name="L8">
      <style:text-properties fo:font-style="normal" officeooo:rsid="0117be81" officeooo:paragraph-rsid="0117be81" style:font-style-asian="normal" style:font-style-complex="normal"/>
    </style:style>
    <style:style style:name="P33" style:family="paragraph" style:parent-style-name="Standard" style:list-style-name="L8">
      <style:text-properties fo:font-style="normal" officeooo:rsid="0118b767" officeooo:paragraph-rsid="0118b767" style:font-style-asian="normal" style:font-style-complex="normal"/>
    </style:style>
    <style:style style:name="P34" style:family="paragraph" style:parent-style-name="Standard" style:list-style-name="L8">
      <style:text-properties fo:font-style="normal" officeooo:rsid="0119a06e" officeooo:paragraph-rsid="0119a06e" style:font-style-asian="normal" style:font-style-complex="normal"/>
    </style:style>
    <style:style style:name="P35" style:family="paragraph" style:parent-style-name="Standard" style:list-style-name="L8">
      <style:text-properties fo:font-style="normal" officeooo:rsid="011a210e" officeooo:paragraph-rsid="011a210e" style:font-style-asian="normal" style:font-style-complex="normal"/>
    </style:style>
    <style:style style:name="P36" style:family="paragraph" style:parent-style-name="Standard">
      <style:text-properties fo:font-style="normal" officeooo:rsid="011a210e" officeooo:paragraph-rsid="011a210e" style:font-style-asian="normal" style:font-style-complex="normal"/>
    </style:style>
    <style:style style:name="P37" style:family="paragraph" style:parent-style-name="Standard">
      <style:text-properties fo:font-style="normal" officeooo:rsid="011abe2b" officeooo:paragraph-rsid="011abe2b" style:font-style-asian="normal" style:font-style-complex="normal"/>
    </style:style>
    <style:style style:name="P38" style:family="paragraph" style:parent-style-name="Standard" style:list-style-name="L9">
      <style:text-properties fo:font-style="normal" officeooo:rsid="011b28a3" officeooo:paragraph-rsid="011b28a3" style:font-style-asian="normal" style:font-style-complex="normal"/>
    </style:style>
    <style:style style:name="P39" style:family="paragraph" style:parent-style-name="Standard" style:list-style-name="L9">
      <style:text-properties fo:font-style="normal" officeooo:rsid="011bbc4e" officeooo:paragraph-rsid="011bbc4e" style:font-style-asian="normal" style:font-style-complex="normal"/>
    </style:style>
    <style:style style:name="P40" style:family="paragraph" style:parent-style-name="Standard" style:list-style-name="L9">
      <style:text-properties fo:font-style="normal" officeooo:rsid="011c22d5" officeooo:paragraph-rsid="011c22d5" style:font-style-asian="normal" style:font-style-complex="normal"/>
    </style:style>
    <style:style style:name="P41" style:family="paragraph" style:parent-style-name="Standard" style:list-style-name="L9">
      <style:text-properties fo:font-style="normal" officeooo:rsid="011d3fae" officeooo:paragraph-rsid="011d3fae" style:font-style-asian="normal" style:font-style-complex="normal"/>
    </style:style>
    <style:style style:name="P42" style:family="paragraph" style:parent-style-name="Standard" style:list-style-name="L9">
      <style:text-properties fo:font-style="normal" officeooo:rsid="011e6c6e" officeooo:paragraph-rsid="011e6c6e" style:font-style-asian="normal" style:font-style-complex="normal"/>
    </style:style>
    <style:style style:name="P43" style:family="paragraph" style:parent-style-name="Standard" style:list-style-name="L9">
      <style:text-properties fo:font-style="normal" officeooo:rsid="011ef203" officeooo:paragraph-rsid="011ef203" style:font-style-asian="normal" style:font-style-complex="normal"/>
    </style:style>
    <style:style style:name="P44" style:family="paragraph" style:parent-style-name="Standard" style:list-style-name="L9">
      <style:text-properties fo:font-style="normal" officeooo:rsid="011ff01b" officeooo:paragraph-rsid="011ff01b" style:font-style-asian="normal" style:font-style-complex="normal"/>
    </style:style>
    <style:style style:name="P45" style:family="paragraph" style:parent-style-name="Standard" style:list-style-name="L9">
      <style:text-properties fo:font-style="normal" officeooo:rsid="0120d861" officeooo:paragraph-rsid="0120d861" style:font-style-asian="normal" style:font-style-complex="normal"/>
    </style:style>
    <style:style style:name="P46" style:family="paragraph" style:parent-style-name="Standard" style:list-style-name="L9">
      <style:text-properties fo:font-style="normal" officeooo:rsid="01224cae" officeooo:paragraph-rsid="01224cae" style:font-style-asian="normal" style:font-style-complex="normal"/>
    </style:style>
    <style:style style:name="P47" style:family="paragraph" style:parent-style-name="Standard" style:list-style-name="L9">
      <style:text-properties fo:font-style="normal" officeooo:rsid="0123efcf" officeooo:paragraph-rsid="0123efcf" style:font-style-asian="normal" style:font-style-complex="normal"/>
    </style:style>
    <style:style style:name="P48" style:family="paragraph" style:parent-style-name="Standard" style:list-style-name="L9">
      <style:text-properties fo:font-style="normal" officeooo:rsid="0127da92" officeooo:paragraph-rsid="0127da92" style:font-style-asian="normal" style:font-style-complex="normal"/>
    </style:style>
    <style:style style:name="P49" style:family="paragraph" style:parent-style-name="Standard" style:list-style-name="L9">
      <style:text-properties fo:font-style="normal" officeooo:rsid="012917e9" officeooo:paragraph-rsid="012917e9" style:font-style-asian="normal" style:font-style-complex="normal"/>
    </style:style>
    <style:style style:name="P50" style:family="paragraph" style:parent-style-name="Standard" style:list-style-name="L9">
      <style:text-properties fo:font-style="normal" officeooo:rsid="012aa093" officeooo:paragraph-rsid="012aa093" style:font-style-asian="normal" style:font-style-complex="normal"/>
    </style:style>
    <style:style style:name="P51" style:family="paragraph" style:parent-style-name="Standard" style:list-style-name="L9">
      <style:text-properties fo:font-style="normal" officeooo:rsid="012c3123" officeooo:paragraph-rsid="012c3123" style:font-style-asian="normal" style:font-style-complex="normal"/>
    </style:style>
    <style:style style:name="P52" style:family="paragraph" style:parent-style-name="Standard" style:list-style-name="L9">
      <style:text-properties fo:font-style="normal" officeooo:rsid="012c9312" officeooo:paragraph-rsid="012c9312" style:font-style-asian="normal" style:font-style-complex="normal"/>
    </style:style>
    <style:style style:name="P53" style:family="paragraph" style:parent-style-name="Standard" style:list-style-name="L9">
      <style:text-properties fo:font-style="normal" officeooo:rsid="012cd54a" officeooo:paragraph-rsid="012cd54a" style:font-style-asian="normal" style:font-style-complex="normal"/>
    </style:style>
    <style:style style:name="P54" style:family="paragraph" style:parent-style-name="Standard">
      <style:paragraph-properties fo:break-before="page"/>
      <style:text-properties fo:font-style="normal" officeooo:rsid="011abe2b" officeooo:paragraph-rsid="011abe2b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09a967" style:font-style-asian="normal" style:font-style-complex="normal"/>
    </style:style>
    <style:style style:name="T3" style:family="text">
      <style:text-properties officeooo:rsid="0108027c"/>
    </style:style>
    <style:style style:name="T4" style:family="text">
      <style:text-properties officeooo:rsid="0118b767"/>
    </style:style>
    <style:style style:name="T5" style:family="text">
      <style:text-properties officeooo:rsid="011bbc4e"/>
    </style:style>
    <style:style style:name="T6" style:family="text">
      <style:text-properties officeooo:rsid="012cd5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hapter 3 - Exploring Network Tec<text:span text:style-name="T3">hnologies and Tools</text:span></text:p>
      <text:p text:style-name="P21"/>
      <text:p text:style-name="P22">Definitions</text:p>
      <text:list xml:id="list519945715" text:style-name="L7">
        <text:list-item>
          <text:p text:style-name="P1">sniffing attack - <text:span text:style-name="T1"><text:s/>attack using a protocol analyzer to capture data being sent over a network. After capturing the data, the protocol analyzer can be used to read the data if sent in cleartext</text:span></text:p>
        </text:list-item>
        <text:list-item>
          <text:p text:style-name="P1">Dos and DDos - <text:span text:style-name="T1">denial of service (DoS) is a service attack from a single source that attempts to disrupt the services provided by another system. Distributed Denial of Service (DDoS) includes multiple computers attacking a single target</text:span></text:p>
        </text:list-item>
        <text:list-item>
          <text:p text:style-name="P1">poisoning attack - <text:span text:style-name="T2">attacks that attempt to corrupt cache stored by a protocol with different data</text:span></text:p>
        </text:list-item>
        <text:list-item>
          <text:p text:style-name="P10">use case - <text:span text:style-name="T1">typically defines an organizational goal</text:span></text:p>
        </text:list-item>
      </text:list>
      <text:p text:style-name="P2"><text:span text:style-name="T2"/></text:p>
      <text:p text:style-name="P3"><text:span text:style-name="T2">P</text:span><text:span text:style-name="T1">rotocols</text:span></text:p>
      <text:list xml:id="list3132261311" text:style-name="L8">
        <text:list-item>
          <text:p text:style-name="P4">Transmission Control Protocol (tcp) </text:p>
          <text:list>
            <text:list-item>
              <text:p text:style-name="P23">provides connection-oriented traffic to guarantee delivery</text:p>
              <text:list>
                <text:list-item>
                  <text:p text:style-name="P24">Client -&gt; SYN / synchronize</text:p>
                </text:list-item>
                <text:list-item>
                  <text:p text:style-name="P24">Server -&gt; SYN / ACK <text:s text:c="4"/>/ <text:s text:c="2"/>synchronize / acknowledge</text:p>
                </text:list-item>
                <text:list-item>
                  <text:p text:style-name="P24">Client -&gt; ACK <text:s text:c="2"/>/ acknowledge</text:p>
                </text:list-item>
              </text:list>
            </text:list-item>
          </text:list>
        </text:list-item>
        <text:list-item>
          <text:p text:style-name="P5">User Datagram Protocol (udp)</text:p>
          <text:list>
            <text:list-item>
              <text:p text:style-name="P25">provides connectionless sessions (without handshake)</text:p>
            </text:list-item>
            <text:list-item>
              <text:p text:style-name="P26">Does not guarantee delivery</text:p>
            </text:list-item>
            <text:list-item>
              <text:p text:style-name="P26">Used by ICMP</text:p>
            </text:list-item>
            <text:list-item>
              <text:p text:style-name="P26">Typically used by DoS attacks</text:p>
            </text:list-item>
          </text:list>
        </text:list-item>
        <text:list-item>
          <text:p text:style-name="P6">Internet Protocol (IP)</text:p>
          <text:list>
            <text:list-item>
              <text:p text:style-name="P27">identifies hosts on a TCP / IP network and delivers traffic from one host to another using IP addresses</text:p>
              <text:list>
                <text:list-item>
                  <text:p text:style-name="P27">IPv4 </text:p>
                  <text:list>
                    <text:list-item>
                      <text:p text:style-name="P27">32 bit address in dotted decimal format -&gt; 192.168.0.1</text:p>
                    </text:list-item>
                  </text:list>
                </text:list-item>
                <text:list-item>
                  <text:p text:style-name="P27">IPv6</text:p>
                  <text:list>
                    <text:list-item>
                      <text:p text:style-name="P28">128 bit addresses using hexidecimal code -&gt; FE80:0000:0000:0000:0000:20D4:3FF7:003F:DE6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Internet Control Message Protocol (ICMP)</text:p>
          <text:list>
            <text:list-item>
              <text:p text:style-name="P29">used for testing basic connectivity</text:p>
            </text:list-item>
            <text:list-item>
              <text:p text:style-name="P29">Includes tools such as ping, pathping and tracert</text:p>
            </text:list-item>
            <text:list-item>
              <text:p text:style-name="P29">Commonly blocked by firewalls and routes due to widespread use in DoS attacks</text:p>
            </text:list-item>
          </text:list>
        </text:list-item>
        <text:list-item>
          <text:p text:style-name="P8">Address Resolution Protocol (ARP) </text:p>
          <text:list>
            <text:list-item>
              <text:p text:style-name="P30">resolves IPv4 addresses to media access control (MAC) addresses. </text:p>
            </text:list-item>
            <text:list-item>
              <text:p text:style-name="P31">Steps:</text:p>
              <text:list>
                <text:list-item>
                  <text:p text:style-name="P32">TCP / IP<text:span text:style-name="T4"> uses IP address to get a packet to designated network</text:span></text:p>
                </text:list-item>
                <text:list-item>
                  <text:p text:style-name="P33">At the network, the MAC address is used to get the packet to the correct host</text:p>
                </text:list-item>
                <text:list-item>
                  <text:p text:style-name="P34">**ARP is required once the packet gets to the correct subnet</text:p>
                </text:list-item>
              </text:list>
            </text:list-item>
            <text:list-item>
              <text:p text:style-name="P34">ARP poisoning attacks use ARP packets to give clients false hardware address updates and attackers use it to redirect or interrupt network traffic</text:p>
            </text:list-item>
          </text:list>
        </text:list-item>
        <text:list-item>
          <text:p text:style-name="P9">Neighbor Discovery Protocol (NDP) - </text:p>
          <text:list>
            <text:list-item>
              <text:p text:style-name="P35">performs multiple functions on IPv6</text:p>
              <text:list>
                <text:list-item>
                  <text:p text:style-name="P35">similar functions to ARP</text:p>
                </text:list-item>
                <text:list-item>
                  <text:p text:style-name="P35">Performs autoconfiguration of device IPv6 addresses and addresses of other devices on the network, such as the default gateway</text:p>
                </text:list-item>
              </text:list>
            </text:list-item>
          </text:list>
        </text:list-item>
      </text:list>
      <text:p text:style-name="P36"/>
      <text:p text:style-name="P37"/>
      <text:p text:style-name="P54">Protocols for Use Cases</text:p>
      <text:list xml:id="list1370562321" text:style-name="L9">
        <text:list-item>
          <text:p text:style-name="P11">Real Time Transport Protocol (RTP) </text:p>
          <text:list>
            <text:list-item>
              <text:p text:style-name="P38">delivers audio and video over IP networks</text:p>
              <text:list>
                <text:list-item>
                  <text:p text:style-name="P38">includes Voice over Internet Protocl (VoIP) communications<text:span text:style-name="T5">, streaming media, video teleconferencing applications, and devices using web-based push to talk features</text:span></text:p>
                </text:list-item>
              </text:list>
            </text:list-item>
          </text:list>
        </text:list-item>
        <text:list-item>
          <text:p text:style-name="P12">Secure Real Time Transport Protocol (SRTP)</text:p>
          <text:list>
            <text:list-item>
              <text:p text:style-name="P39">provides encryption, message authentication and integrity for RTP</text:p>
            </text:list-item>
            <text:list-item>
              <text:p text:style-name="P40">Protects against replay attacks</text:p>
              <text:list>
                <text:list-item>
                  <text:p text:style-name="P40">attacker captures data sent between the two entities, modifies it, and then attempts to impersonate one of the parties by replaying the data</text:p>
                </text:list-item>
              </text:list>
            </text:list-item>
            <text:list-item>
              <text:p text:style-name="P41">Can be used for unicast (1 to 1) or multicast (1 to multiple clients)</text:p>
            </text:list-item>
          </text:list>
        </text:list-item>
        <text:list-item>
          <text:p text:style-name="P13">File Transfer Protocol (FTP)</text:p>
          <text:list>
            <text:list-item>
              <text:p text:style-name="P42">uploads files to and downloads files from a FTP server</text:p>
            </text:list-item>
            <text:list-item>
              <text:p text:style-name="P43">by default, data is sent in cleartext, making it vulnerable to attacks</text:p>
            </text:list-item>
            <text:list-item>
              <text:p text:style-name="P44">FTP Active Mode</text:p>
              <text:list>
                <text:list-item>
                  <text:p text:style-name="P43">TCP Port 21 used for control signals</text:p>
                </text:list-item>
                <text:list-item>
                  <text:p text:style-name="P43">TCP Port 20 for data</text:p>
                </text:list-item>
              </text:list>
            </text:list-item>
            <text:list-item>
              <text:p text:style-name="P45">FTP Passive Mode (PASV) </text:p>
              <text:list>
                <text:list-item>
                  <text:p text:style-name="P45">TCP Port 21 used for control signals</text:p>
                </text:list-item>
                <text:list-item>
                  <text:p text:style-name="P45">Random TCP port used for data</text:p>
                  <text:list>
                    <text:list-item>
                      <text:p text:style-name="P45">If going through a firewall, the random port is typically blocked</text:p>
                    </text:list-item>
                  </text:list>
                </text:list-item>
                <text:list-item>
                  <text:p text:style-name="P45">Typically disabled in FTP clients</text:p>
                </text:list-item>
              </text:list>
            </text:list-item>
          </text:list>
        </text:list-item>
        <text:list-item>
          <text:p text:style-name="P14">Trivial File Transfer Protocol (TFTP)</text:p>
          <text:list>
            <text:list-item>
              <text:p text:style-name="P46">uses UDP port 69 and is used to transport smaller amounts of data, such as communicating with network devices. </text:p>
            </text:list-item>
            <text:list-item>
              <text:p text:style-name="P47">Many attacks have used TFTP and it’s not essential. </text:p>
            </text:list-item>
            <text:list-item>
              <text:p text:style-name="P47">Typically disabled by network admins</text:p>
            </text:list-item>
          </text:list>
        </text:list-item>
        <text:list-item>
          <text:p text:style-name="P15">Secure Shell (SSH)<text:span text:style-name="T1"> </text:span></text:p>
          <text:list>
            <text:list-item>
              <text:p text:style-name="P16"><text:span text:style-name="T1">encrypts traffic in transit, and can be used to encrypt other protocols, such as FTP</text:span></text:p>
            </text:list-item>
            <text:list-item>
              <text:p text:style-name="P17"><text:span text:style-name="T1">Secure Copy (SCP) is based on SSH and used to copy encrypted files over a networks</text:span></text:p>
            </text:list-item>
            <text:list-item>
              <text:p text:style-name="P17"><text:span text:style-name="T1">Used to encrypt TCP Wrappers, a type of access control list on Linux systems to filter traffic</text:span></text:p>
            </text:list-item>
            <text:list-item>
              <text:p text:style-name="P17"><text:span text:style-name="T1">Uses TCP port 22 to encrypt traffic</text:span></text:p>
            </text:list-item>
          </text:list>
        </text:list-item>
        <text:list-item>
          <text:p text:style-name="P18">Secure Sockets Layer (SSL)</text:p>
          <text:list>
            <text:list-item>
              <text:p text:style-name="P48">was primary method to secure HTTP traffic as HTTPS</text:p>
            </text:list-item>
            <text:list-item>
              <text:p text:style-name="P48">Can encrypt other types of traffic, such as SMTP and Lightweight Directory Access protocol (LDAP)</text:p>
            </text:list-item>
            <text:list-item>
              <text:p text:style-name="P48">Has been compromised and not recommended for use</text:p>
            </text:list-item>
          </text:list>
        </text:list-item>
        <text:list-item>
          <text:p text:style-name="P19">Transport Layer Security (TLS)</text:p>
          <text:list>
            <text:list-item>
              <text:p text:style-name="P49">designated replacement for SSL</text:p>
            </text:list-item>
            <text:list-item>
              <text:p text:style-name="P49">Utilize command STARTTLS to update an unencrypted connection to an encrypted connection on the same port</text:p>
            </text:list-item>
          </text:list>
        </text:list-item>
        <text:list-item>
          <text:p text:style-name="P20">Internet Protocol Security (IPsec)</text:p>
          <text:list>
            <text:list-item>
              <text:p text:style-name="P50">used to encrypt IP traffic</text:p>
            </text:list-item>
            <text:list-item>
              <text:p text:style-name="P50">native to IPv6, but works with IPv4</text:p>
            </text:list-item>
            <text:list-item>
              <text:p text:style-name="P51">Encapsulates and encrypts IP packet payloads and uses Tunnel mode to protect Virtual private network (VPN) traffic</text:p>
            </text:list-item>
            <text:list-item>
              <text:p text:style-name="P52">Main Components</text:p>
              <text:list>
                <text:list-item>
                  <text:p text:style-name="P52">Authentication Header (AH) - <text:span text:style-name="T6">identified by protocol ID number 51</text:span></text:p>
                </text:list-item>
                <text:list-item>
                  <text:p text:style-name="P53">Encapsulating Security Payload (ESP) - Identified by protocol ID number 50</text:p>
                  <text:list>
                    <text:list-item>
                      <text:p text:style-name="P53"><text:soft-page-break/>Uses Internet Key Exchange (IKE) over UDP port 500 to create a security association for the VPN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6:19:12.001000000</meta:creation-date>
    <meta:generator>LibreOffice/6.1.1.2$Windows_X86_64 LibreOffice_project/5d19a1bfa650b796764388cd8b33a5af1f5baa1b</meta:generator>
    <dc:date>2020-02-24T20:46:58.779000000</dc:date>
    <meta:editing-duration>P5DT11H55M59S</meta:editing-duration>
    <meta:editing-cycles>268</meta:editing-cycles>
    <meta:document-statistic meta:table-count="0" meta:image-count="0" meta:object-count="0" meta:page-count="3" meta:paragraph-count="82" meta:word-count="810" meta:character-count="4636" meta:non-whitespace-character-count="3967"/>
  </office:meta>
</office:document-meta>
</file>